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subtitle">
      <style:graphic-properties draw:fill-color="#ffffff" draw:auto-grow-height="true" fo:min-height="18.773cm"/>
    </style:style>
    <style:style style:name="pr8" style:family="presentation" style:parent-style-name="Blue-title">
      <style:graphic-properties draw:auto-grow-height="true" fo:min-height="3.507cm"/>
    </style:style>
    <style:style style:name="pr9" style:family="presentation" style:parent-style-name="Blue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VAFus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Arjun Comar and Mary Roth</text:p>
                <text:list>
                  <text:list-header>
                    <text:p text:style-name="P1">First Demo of Touch Based Music Composition<text:tab/></text:p>
                  </text:list-header>
                </text:list>
              </text:list-header>
            </text:list>
            <text:p text:style-name="P1"/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draw:id="id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The Journey Thus F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iscovery of JMusic</text:p>
              </text:list-item>
              <text:list-item>
                <text:p>Search for multitouch in Linux through Java</text:p>
              </text:list-item>
              <text:list-item>
                <text:p>MT4J</text:p>
                <text:list>
                  <text:list-item>
                    <text:p>Lack of kernel driver support</text:p>
                  </text:list-item>
                </text:list>
              </text:list-item>
              <text:list-item>
                <text:p>No other option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draw:id="id3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Journey 2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ptions:</text:p>
                <text:list>
                  <text:list-item>
                    <text:p>Write kernel driver wrapper for MT4J.</text:p>
                  </text:list-item>
                  <text:list-item>
                    <text:p>Use the officially supported multitouch approach</text:p>
                  </text:list-item>
                </text:list>
              </text:list-item>
              <text:list-item>
                <text:p>Latter approach, better idea</text:p>
              </text:list-item>
              <text:list-item>
                <text:p>Enter PyMT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draw:id="id4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 Tale of Two Platform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JMusic: early success</text:p>
              </text:list-item>
              <text:list-item>
                <text:p>Switching to PyMT for multitouch was fast and easy</text:p>
              </text:list-item>
              <text:list-item>
                <text:p>How to link them?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draw:id="id5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Proble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Java is hosted on a virtual machine</text:p>
              </text:list-item>
              <text:list-item>
                <text:p>Python runs natively</text:p>
                <text:list>
                  <text:list-item>
                    <text:p>PyMT uses native libraries to provide access to all the devices</text:p>
                  </text:list-item>
                </text:list>
              </text:list-item>
              <text:list-item>
                <text:p>Linkage is no easy feat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draw:id="id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Solu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JPype</text:p>
                <text:list>
                  <text:list-item>
                    <text:p>Allows Java objects to be imported into Python</text:p>
                  </text:list-item>
                  <text:list-item>
                    <text:p>Operate like any other Python object!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2" draw:id="id7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In The Meantime...</text:p>
          </draw:text-box>
        </draw:frame>
        <draw:frame presentation:style-name="pr7" draw:text-style-name="P1" draw:layer="layout" svg:width="25.199cm" svg:height="18.773cm" svg:x="1.301cm" svg:y="0cm" presentation:class="subtitle">
          <draw:text-box>
            <text:list text:style-name="L1">
              <text:list-header>
                <text:p text:style-name="P1">JMusic, better with each passing week!</text:p>
                <text:p text:style-name="P1">Simple architechture and well designed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draw:id="id8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C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ther major area of research</text:p>
              </text:list-item>
              <text:list-item>
                <text:p>Playing with Neural Nets to determine running time on netbook.</text:p>
              </text:list-item>
              <text:list-item>
                <text:p>Netbook is SLOW!</text:p>
              </text:list-item>
              <text:list-item>
                <text:p>OCR is possible, but...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draw:id="id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How OCR wor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mage of character</text:p>
              </text:list-item>
              <text:list-item>
                <text:p>Break into feature vector</text:p>
              </text:list-item>
              <text:list-item>
                <text:p>Pass through recognition system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draw:id="id1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eural Networ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Quick Intro</text:p>
              </text:list-item>
              <text:list-item>
                <text:p>Architecture Selected</text:p>
              </text:list-item>
              <text:list-item>
                <text:p>Running Speed</text:p>
              </text:list-item>
              <text:list-item>
                <text:p>Max Size, memory requirements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draw:id="id1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dvantages of N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petitive Nns are fast</text:p>
              </text:list-item>
              <text:list-item>
                <text:p>Not memory intensive</text:p>
              </text:list-item>
              <text:list-item>
                <text:p>Make it feasible to do OCR on these netbooks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draw:id="id1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ajor Stumbling Bloc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necting Java/Python</text:p>
              </text:list-item>
              <text:list-item>
                <text:p>End of the Quarter</text:p>
              </text:list-item>
              <text:list-item>
                <text:p>One teammate moving to another state</text:p>
              </text:list-item>
              <text:list-item>
                <text:p>Having to beat PyMT into submission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 draw:id="id13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The Dem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imple Piano that allows you to play notes</text:p>
              </text:list-item>
              <text:list-item>
                <text:p>Record notes with fixed, selectable rhythm</text:p>
              </text:list-item>
              <text:list-item>
                <text:p>Display the piece on a staff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4T3" draw:id="id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Coming Soon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Next two weeks:</text:p>
                <text:list>
                  <text:list-item>
                    <text:p>Early stages of OCR for note entry</text:p>
                  </text:list-item>
                  <text:list-item>
                    <text:p>Gesture recognition to manipulate already recorded notes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Long Haul:</text:p>
                <text:list>
                  <text:list-item>
                    <text:p>Architecture in place</text:p>
                  </text:list-item>
                  <text:list-item>
                    <text:p>Race to develop features</text:p>
                  </text:list-item>
                  <text:list-item>
                    <text:p>Lots of work, but promising outlook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 draw:id="id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Questions?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3-11T12:56:09</meta:creation-date>
    <dc:language>fi-FI</dc:language>
    <meta:editing-cycles>2</meta:editing-cycles>
    <meta:editing-duration>PT00H15M12S</meta:editing-duration>
    <meta:initial-creator>Arjun </meta:initial-creator>
    <dc:date>2011-03-11T13:28:12</dc:date>
    <dc:creator>Arjun </dc:creator>
    <meta:printed-by>Arjun </meta:printed-by>
    <meta:print-date>2011-03-11T14:34:04</meta:print-date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